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JetBrains Mono" svg:font-family="'JetBrains Mono', 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id: etete&amp;5435</text:p>
      <text:p text:style-name="Standard"/>
      <text:p text:style-name="Standard">Lorem ipsum dolor sit amet, consectetur adipiscing elit. Vestibulum luctus nulla et nisi malesuada, a posuere augue adipiscing. Nam odio ipsum, laoreet sit amet sagittis a, dictum in est. Sed sed lacus id sem euismod consequat sit amet at augue. Nam mollis magna dolor, id vulputate eros ultricies eget. Nulla ante ipsum, tincidunt eu massa pharetra, dignissim bibendum elit. Morbi dictum sem magna, in consectetur lacus suscipit dapibus. Duis in turpis eget lorem vestibulum placerat eu id orci. Cras eu semper dolor. Nullam iaculis vel tortor vel condimentum. Nunc convallis, massa at fermentum mattis, dolor eros faucibus leo, non gravida neque ipsum eu sem. Integer congue scelerisque commodo. Etiam scelerisque lectus purus.</text:p>
      <text:p text:style-name="Standard"/>
      <text:p text:style-name="Standard">Vivamus vitae quam in lacus aliquam rutrum. In hac habitasse platea dictumst. Donec blandit egestas dolor vitae consequat. Duis facilisis nulla eu odio feugiat, vel consequat nisi interdum. Cras vitae massa aliquet, feugiat felis pulvinar, dignissim massa. Quisque posuere purus vitae sem eleifend congue at sed orci. Duis vehicula dolor et ornare blandit. Fusce suscipit, sapien quis laoreet rhoncus, elit nulla fringilla nisi, pulvinar pharetra urna mauris a metus. Maecenas ac neque eu augue lacinia bibendum.</text:p>
      <text:p text:style-name="Standard"/>
      <text:p text:style-name="Standard">Suspendisse quis odio mauris. Nulla sagittis cursus orci vitae fringilla. Aenean consequat metus nec augue ullamcorper rutrum. Maecenas laoreet luctus magna, id aliquet sapien dapibus a. Class aptent taciti sociosqu ad litora torquent per conubia nostra, per inceptos himenaeos. Nulla faucibus urna at auctor ultricies. In id risus eu lacus laoreet egestas quis eu ligula. Nunc scelerisque quam ut tellus suscipit cursus. In non arcu fringilla, dapibus arcu at, fermentum eros. Integer dapibus feugiat nisl, condimentum adipiscing mi tristique eu.</text:p>
      <text:p text:style-name="Standard"/>
      <text:p text:style-name="Standard">Fusce sagittis, arcu in venenatis molestie, felis metus fermentum enim, eu tristique odio enim eu nulla. Fusce non pulvinar neque, nec hendrerit urna. Vivamus ultrices nisi at purus dictum malesuada. Quisque quis iaculis urna. Ut vel venenatis quam. Aliquam non quam dignissim, consectetur urna quis, fermentum dolor. Nulla facilisi. Aliquam at risus quis felis porta luctus. Nunc quis elit tincidunt, blandit nulla sed, blandit nibh. Nulla facilisi. Vestibulum porttitor mauris blandit interdum gravida. In ante orci, ultricies sed nunc id, venenatis lacinia nisi. Sed et dapibus diam, ac laoreet metus.</text:p>
      <text:p text:style-name="Standard"/>
      <text:p text:style-name="Standard">Sed laoreet dolor velit, at blandit nisl dignissim et. Nulla hendrerit dictum semper. Aenean accumsan interdum purus vitae consequat. Cum sociis natoque penatibus et magnis dis parturient montes, nascetur ridiculus mus. Proin commodo molestie sapien, nec rhoncus est pulvinar vel. Quisque aliquet convallis ligula, sed rutrum eros tristique eu. In laoreet faucibus urna, id commodo mauris dapibus et. Donec adipiscing ut leo nec posuere. Sed ornare purus </text:p>
      <text:p text:style-name="Standard"/>
      <text:p text:style-name="Standard">Lorem ipsum dolor sit amet, consectetur adipiscing elit. Vestibulum luctus nulla et nisi malesuada, a posuere augue adipiscing. Nam odio ipsum, laoreet sit amet sagittis a, dictum in est. Sed sed lacus id sem euismod consequat sit amet at augue. Nam mollis magna dolor, id vulputate eros ultricies eget. Nulla ante ipsum, tincidunt eu massa pharetra, dignissim bibendum elit. Morbi dictum sem magna, in consectetur lacus suscipit dapibus. Duis in turpis eget lorem vestibulum placerat eu id orci. Cras eu semper dolor. Nullam iaculis vel tortor vel condimentum. Nunc convallis, massa at fermentum mattis, dolor eros faucibus leo, non gravida neque ipsum eu sem. Integer congue scelerisque commodo. Etiam scelerisque lectus purus.</text:p>
      <text:p text:style-name="Standard"/>
      <text:p text:style-name="Standard">Vivamus vitae quam in lacus aliquam rutrum. In hac habitasse platea dictumst. Donec blandit egestas dolor vitae consequat. Duis facilisis nulla eu odio feugiat, vel consequat nisi interdum. Cras vitae massa aliquet, feugiat felis pulvinar, dignissim massa. Quisque posuere purus vitae sem eleifend congue at sed orci. Duis vehicula dolor et ornare blandit. Fusce suscipit, sapien quis laoreet <text:soft-page-break/>rhoncus, elit nulla fringilla nisi, pulvinar pharetra urna mauris a metus. Maecenas ac neque eu augue lacinia bibendum.</text:p>
      <text:p text:style-name="Standard"/>
      <text:p text:style-name="Standard">Suspendisse quis odio mauris. Nulla sagittis cursus orci vitae fringilla. Aenean consequat metus nec augue ullamcorper rutrum. Maecenas laoreet luctus magna, id aliquet sapien dapibus a. Class aptent taciti sociosqu ad litora torquent per conubia nostra, per inceptos himenaeos. Nulla faucibus urna at auctor ultricies. In id risus eu lacus laoreet egestas quis eu ligula. Nunc scelerisque quam ut tellus suscipit cursus. In non arcu fringilla, dapibus arcu at, fermentum eros. Integer dapibus feugiat nisl, condimentum adipiscing mi tristique eu.</text:p>
      <text:p text:style-name="Standard"/>
      <text:p text:style-name="Standard">Fusce sagittis, arcu in venenatis molestie, felis metus fermentum enim, eu tristique odio enim eu nulla. Fusce non pulvinar neque, nec hendrerit urna. Vivamus ultrices nisi at purus dictum malesuada. Quisque quis iaculis urna. Ut vel venenatis quam. Aliquam non quam dignissim, consectetur urna quis, fermentum dolor. Nulla facilisi. Aliquam at risus quis felis porta luctus. Nunc quis elit tincidunt, blandit nulla sed, blandit nibh. Nulla facilisi. Vestibulum porttitor mauris blandit interdum gravida. In ante orci, ultricies sed nunc id, venenatis lacinia nisi. Sed et dapibus diam, ac laoreet metus.</text:p>
      <text:p text:style-name="Standard"/>
      <text:p text:style-name="Standard">Sed laoreet dolor velit, at blandit nisl dignissim et. Nulla hendrerit dictum semper. Aenean accumsan interdum purus vitae consequat. Cum sociis natoque penatibus et magnis dis parturient montes, nascetur ridiculus mus. Proin commodo molestie sapien, nec rhoncus est pulvinar vel. Quisque aliquet convallis ligula, sed rutrum eros tristique eu. In laoreet faucibus urna, id commodo mauris dapibus et. Donec adipiscing ut leo nec posuere. Sed ornare purus </text:p>
      <text:p text:style-name="Standard"/>
      <text:p text:style-name="Standard">Lorem ipsum dolor sit amet, consectetur adipiscing elit. Vestibulum luctus nulla et nisi malesuada, a posuere augue adipiscing. Nam odio ipsum, laoreet sit amet sagittis a, dictum in est. Sed sed lacus id sem euismod consequat sit amet at augue. Nam mollis magna dolor, id vulputate eros ultricies eget. Nulla ante ipsum, tincidunt eu massa pharetra, dignissim bibendum elit. Morbi dictum sem magna, in consectetur lacus suscipit dapibus. Duis in turpis eget lorem vestibulum placerat eu id orci. Cras eu semper dolor. Nullam iaculis vel tortor vel condimentum. Nunc convallis, massa at fermentum mattis, dolor eros faucibus leo, non gravida neque ipsum eu sem. Integer congue scelerisque commodo. Etiam scelerisque lectus purus.</text:p>
      <text:p text:style-name="Standard"/>
      <text:p text:style-name="Standard">Vivamus vitae quam in lacus aliquam rutrum. In hac habitasse platea dictumst. Donec blandit egestas dolor vitae consequat. Duis facilisis nulla eu odio feugiat, vel consequat nisi interdum. Cras vitae massa aliquet, feugiat felis pulvinar, dignissim massa. Quisque posuere purus vitae sem eleifend congue at sed orci. Duis vehicula dolor et ornare blandit. Fusce suscipit, sapien quis laoreet rhoncus, elit nulla fringilla nisi, pulvinar pharetra urna mauris a metus. Maecenas ac neque eu augue lacinia bibendum.</text:p>
      <text:p text:style-name="Standard"/>
      <text:p text:style-name="Standard">Suspendisse quis odio mauris. Nulla sagittis cursus orci vitae fringilla. Aenean consequat metus nec augue ullamcorper rutrum. Maecenas laoreet luctus magna, id aliquet sapien dapibus a. Class aptent taciti sociosqu ad litora torquent per conubia nostra, per inceptos himenaeos. Nulla faucibus urna at auctor ultricies. In id risus eu lacus laoreet egestas quis eu ligula. Nunc scelerisque quam ut tellus suscipit cursus. In non arcu fringilla, dapibus arcu at, fermentum eros. Integer dapibus feugiat nisl, condimentum adipiscing mi tristique eu.</text:p>
      <text:p text:style-name="Standard"/>
      <text:p text:style-name="Standard">Fusce sagittis, arcu in venenatis molestie, felis metus fermentum enim, eu tristique odio enim eu nulla. Fusce non pulvinar neque, nec hendrerit urna. Vivamus ultrices nisi at purus dictum malesuada. Quisque quis iaculis urna. Ut vel venenatis quam. Aliquam non quam dignissim, consectetur urna quis, fermentum dolor. Nulla facilisi. Aliquam at risus quis felis porta luctus. Nunc quis elit tincidunt, blandit nulla sed, blandit nibh. Nulla facilisi. Vestibulum porttitor mauris blandit <text:soft-page-break/>interdum gravida. In ante orci, ultricies sed nunc id, venenatis lacinia nisi. Sed et dapibus diam, ac laoreet metus.</text:p>
      <text:p text:style-name="Standard"/>
      <text:p text:style-name="Standard">Sed laoreet dolor velit, at blandit nisl dignissim et. Nulla hendrerit dictum semper. Aenean accumsan interdum purus vitae consequat. Cum sociis natoque penatibus et magnis dis parturient montes, nascetur ridiculus mus. Proin commodo molestie sapien, nec rhoncus est pulvinar vel. Quisque aliquet convallis ligula, sed rutrum eros tristique eu. In laoreet faucibus urna, id commodo mauris dapibus et. Donec adipiscing ut leo nec posuere. Sed ornare puru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JetBrains Mono" svg:font-family="'JetBrains Mono', 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animir Marinov</meta:initial-creator>
    <meta:creation-date>2023-06-02T09:38:29</meta:creation-date>
    <meta:document-statistic meta:table-count="0" meta:image-count="0" meta:object-count="0" meta:page-count="3" meta:paragraph-count="16" meta:word-count="1277" meta:character-count="8556"/>
    <dc:date>2023-06-02T09:40:13</dc:date>
    <dc:creator>Stanimir Marinov</dc:creator>
    <meta:editing-duration>PT1M45S</meta:editing-duration>
    <meta:editing-cycles>1</meta:editing-cycles>
    <meta:generator>OpenOffice/4.1.10$Unix OpenOffice.org_project/4110m2$Build-9807</meta:generator>
  </office:meta>
</office:document-meta>
</file>